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indings </text:h>
      <text:h text:style-name="Heading_20_2" text:outline-level="2">Temporal bias in answer acceptance </text:h>
      <text:p text:style-name="Standard"><text:s/></text:p>
      <text:p text:style-name="Standard">&lt;&lt;AccptanceScatter, echo = FALSE, fig = TRUE&gt;&gt;= </text:p>
      <text:p text:style-name="Standard">p&lt;-AcceptedScatter() </text:p>
      <text:p text:style-name="Standard">print(p) </text:p>
      <text:p text:style-name="Standard">odfFigureCaption('Scatter of answers by temporal rank and minutes after the question was posted (log transformations)', numformat = '1', numlettersync = FALSE, formula='Illustration+1', label='Figure') </text:p>
      <text:p text:style-name="Standard">@ </text:p>
      <text:p text:style-name="Standard"/>
      <text:p text:style-name="Standard">&lt;&lt;AcceptanceModelTable, echo = FALSE, results = xml&gt;&gt;= </text:p>
      <text:p text:style-name="Standard">mdltbl &lt;- doAccptModelling()</text:p>
      <text:p text:style-name="Standard">odfTableCaption('Predicting acceptance from temporal and textual features', numformat='1', numlettersync=FALSE, formula='Table+1', label='Table') </text:p>
      <text:p text:style-name="Standard">odfTable(mdltbl,horizontal=TRUE) </text:p>
      <text:p text:style-name="Standard">@ </text:p>
      <text:p text:style-name="Standard"/>
      <text:h text:style-name="Heading_20_2" text:outline-level="2">Question longevity and "breaking" answers </text:h>
      <text:p text:style-name="Standard">As noted in previous studies, the activity window around new questions tends to be very brief, with most answers contributed on the same day, usually within hours of the question being added. As with many online activities, however, there is a long tail of activity and some questions are revisited months later. </text:p>
      <text:p text:style-name="Standard">Table xx <text:s text:c="2"/>shows <text:s/>a summary of questions and the time at which answers were contributed. The majority of question activity ceased after 30 days. In some cases, activity continued after 30 days but those questions contributed fewer user votes. Only in around 2% of cases did new questions garner the majority of votes. </text:p>
      <text:p text:style-name="Standard"/>
      <text:p text:style-name="Standard">&lt;&lt;QuestionBreakdownTable, echo = FALSE, results = xml&gt;&gt;= </text:p>
      <text:p text:style-name="Standard">tlSummary &lt;- getTLSummary() </text:p>
      <text:p text:style-name="Standard">odfTableCaption('Longevity of Questions', numformat='1', numlettersync=FALSE, formula='Table+1', label='Table') </text:p>
      <text:p text:style-name="Standard">odfTable(tlSummary,horizontal=TRUE) </text:p>
      <text:p text:style-name="Standard"># odfPageBreak() </text:p>
      <text:p text:style-name="Standard">@ </text:p>
      <text:p text:style-name="Standard"/>
      <text:p text:style-name="Standard">&lt;&lt;TypicalQuestion, echo = FALSE, fig = TRUE&gt;&gt;= </text:p>
      <text:p text:style-name="Standard">qid&lt;-1064403 </text:p>
      <text:p text:style-name="Standard">p&lt;-stackplot(qid, gettldata(qid), getqdata(qid), F) </text:p>
      <text:p text:style-name="Standard">print(p) </text:p>
      <text:p text:style-name="Standard">odfFigureCaption('Typical Question Timeline', numformat = '1', numlettersync = FALSE, formula='Illustration+1', label='Figure') </text:p>
      <text:p text:style-name="Standard">@ </text:p>
      <text:p text:style-name="Standard"/>
      <text:p text:style-name="Standard">&lt;&lt;BreakingQuestion, echo = FALSE, fig = TRUE&gt;&gt;= </text:p>
      <text:p text:style-name="Standard">qid&lt;-295579 </text:p>
      <text:p text:style-name="Standard">p&lt;-stackplot(qid, gettldata(qid), getqdata(qid), F) </text:p>
      <text:p text:style-name="Standard">print(p) </text:p>
      <text:p text:style-name="Standard"><text:soft-page-break/>odfFigureCaption('"Breaking" Question Timeline', numformat = '1', numlettersync = FALSE, formula='Illustration+1', label='Figure') </text:p>
      <text:p text:style-name="Standard">@ </text:p>
      <text:p text:style-name="Standard"/>
      <text:p text:style-name="Standard">&lt;&lt;RunningQuestion, echo = FALSE, fig = TRUE&gt;&gt;= </text:p>
      <text:p text:style-name="Standard">qid&lt;-55363 </text:p>
      <text:p text:style-name="Standard">p&lt;-stackplot(qid, gettldata(qid), getqdata(qid), F) </text:p>
      <text:p text:style-name="Standard">print(p) </text:p>
      <text:p text:style-name="Standard">odfFigureCaption('"Breaking" Question Timeline', numformat = '1', numlettersync = FALSE, formula='Illustration+1', label='Figure') </text:p>
      <text:p text:style-name="Standard">@ </text:p>
      <text:p text:style-name="Standard"/>
      <text:p text:style-name="Standard">&lt;&lt;ComplementedQuestion, echo = FALSE, fig = TRUE&gt;&gt;= </text:p>
      <text:p text:style-name="Standard">qid&lt;-186264 </text:p>
      <text:p text:style-name="Standard">p&lt;-stackplot(qid, gettldata(qid), getqdata(qid), F) </text:p>
      <text:p text:style-name="Standard">print(p) </text:p>
      <text:p text:style-name="Standard">odfFigureCaption('"Breaking" Question Timeline', numformat = '1', numlettersync = FALSE, formula='Illustration+1', label='Figure') </text:p>
      <text:p text:style-name="Standard">@ </text:p>
      <text:p text:style-name="Standard"/>
      <text:p text:style-name="Standard">&lt;&lt;EvolvingQuestion, echo = FALSE, fig = TRUE&gt;&gt;= </text:p>
      <text:p text:style-name="Standard">qid&lt;-325085 </text:p>
      <text:p text:style-name="Standard">p&lt;-stackplot(qid, gettldata(qid), getqdata(qid), F) </text:p>
      <text:p text:style-name="Standard">print(p) </text:p>
      <text:p text:style-name="Standard">odfFigureCaption('"Breaking" Question Timeline', numformat = '1', numlettersync = FALSE, formula='Illustration+1', label='Figure') </text:p>
      <text:p text:style-name="Standard">@ </text:p>
      <text:p text:style-name="Standard"/>
      <text:p text:style-name="Standard">&lt;&lt;NewTechQuestion, echo = FALSE, fig = TRUE&gt;&gt;= </text:p>
      <text:p text:style-name="Standard">qid&lt;-422066 </text:p>
      <text:p text:style-name="Standard">p&lt;-stackplot(qid, gettldata(qid), getqdata(qid), F) </text:p>
      <text:p text:style-name="Standard">print(p) </text:p>
      <text:p text:style-name="Standard">odfFigureCaption('"Breaking" Question Timeline', numformat = '1', numlettersync = FALSE, formula='Illustration+1', label='Figure') </text:p>
      <text:p text:style-name="Standard">@ </text:p>
      <text:p text:style-name="Standard"/>
      <text:p text:style-name="Standard">Question and answer edits over time </text:p>
      <text:p text:style-name="Standard">Evolution of moderation </text:p>
      <text:p text:style-name="Standard">&lt;&lt;ClosureDupeMods, echo = FALSE, fig = TRUE&gt;&gt;= </text:p>
      <text:p text:style-name="Standard">p&lt;-closuresbyperiod() </text:p>
      <text:p text:style-name="Standard">print(p) </text:p>
      <text:p text:style-name="Standard">odfFigureCaption('Questions closed as duplicates as a percentage of total questions', numformat = '1', numlettersync = FALSE, formula='Illustration+1', label='Figure') </text:p>
      <text:p text:style-name="Standar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atthews</meta:initial-creator>
    <meta:creation-date>2012-08-23T11:32:07</meta:creation-date>
    <dc:date>2012-08-23T16:35:55</dc:date>
    <dc:creator>Paul Matthews</dc:creator>
    <meta:editing-duration>PT22S</meta:editing-duration>
    <meta:editing-cycles>4</meta:editing-cycles>
    <meta:generator>LibreOffice/3.5$Linux_x86 LibreOffice_project/350m1$Build-2</meta:generator>
    <meta:document-statistic meta:table-count="0" meta:image-count="0" meta:object-count="0" meta:page-count="2" meta:paragraph-count="65" meta:word-count="380" meta:character-count="3346" meta:non-whitespace-character-count="2963"/>
  </office:meta>
</office:document-meta>
</file>